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er Roman" svg:font-family="'Times Newer Roman'" style:font-pitch="variable"/>
    <style:font-face style:name="Times Newer Roman1" svg:font-family="'Times Newer Roman'"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4.313cm" fo:margin-left="9.678cm" table:align="left"/>
    </style:style>
    <style:style style:name="Table1.A" style:family="table-column">
      <style:table-column-properties style:column-width="4.313cm"/>
    </style:style>
    <style:style style:name="Table1.A1" style:family="table-cell">
      <style:table-cell-properties fo:padding="0.097cm" fo:border="none"/>
    </style:style>
    <style:style style:name="Table1.2" style:family="table-row">
      <style:table-row-properties style:min-row-height="2.057cm"/>
    </style:style>
    <style:style style:name="P1" style:family="paragraph" style:parent-style-name="Footer">
      <style:paragraph-properties fo:text-align="center" style:justify-single-word="false"/>
      <style:text-properties officeooo:rsid="0007f5de" officeooo:paragraph-rsid="0007f5de"/>
    </style:style>
    <style:style style:name="P2" style:family="paragraph" style:parent-style-name="Standard">
      <style:paragraph-properties fo:text-align="center" style:justify-single-word="false"/>
      <style:text-properties fo:font-weight="bold" officeooo:rsid="0007497c" officeooo:paragraph-rsid="0007497c" style:font-weight-asian="bold" style:font-weight-complex="bold"/>
    </style:style>
    <style:style style:name="P3" style:family="paragraph" style:parent-style-name="Standard">
      <style:paragraph-properties fo:text-align="end" style:justify-single-word="false"/>
      <style:text-properties fo:font-weight="normal" officeooo:rsid="0009e681" officeooo:paragraph-rsid="0009e681" style:font-weight-asian="normal" style:font-weight-complex="normal"/>
    </style:style>
    <style:style style:name="P4" style:family="paragraph" style:parent-style-name="Standard">
      <style:paragraph-properties fo:text-align="center" style:justify-single-word="false"/>
      <style:text-properties fo:font-weight="normal" officeooo:rsid="0009e681" officeooo:paragraph-rsid="0009e681" style:font-weight-asian="normal" style:font-weight-complex="normal"/>
    </style:style>
    <style:style style:name="P5" style:family="paragraph" style:parent-style-name="Standard">
      <style:paragraph-properties fo:text-align="center" style:justify-single-word="false"/>
      <style:text-properties style:text-underline-style="solid" style:text-underline-width="auto" style:text-underline-color="font-color" fo:font-weight="normal" officeooo:rsid="0009e681" officeooo:paragraph-rsid="0009e681" style:font-weight-asian="normal" style:font-weight-complex="normal"/>
    </style:style>
    <style:style style:name="P6" style:family="paragraph" style:parent-style-name="Standard">
      <style:paragraph-properties fo:text-align="end" style:justify-single-word="false"/>
      <style:text-properties style:text-underline-style="none" fo:font-weight="normal" officeooo:rsid="0009e681" officeooo:paragraph-rsid="0009e681" style:font-weight-asian="normal" style:font-weight-complex="normal"/>
    </style:style>
    <style:style style:name="P7" style:family="paragraph" style:parent-style-name="Standard">
      <style:paragraph-properties fo:text-align="center" style:justify-single-word="false"/>
      <style:text-properties style:text-underline-style="none" fo:font-weight="normal" officeooo:rsid="0009e681" officeooo:paragraph-rsid="0009e681" style:font-weight-asian="normal" style:font-weight-complex="normal"/>
    </style:style>
    <style:style style:name="P8" style:family="paragraph" style:parent-style-name="Footer">
      <style:paragraph-properties fo:text-align="center" style:justify-single-word="false"/>
      <style:text-properties officeooo:rsid="000bd795" officeooo:paragraph-rsid="000bd795"/>
    </style:style>
    <style:style style:name="P9" style:family="paragraph" style:parent-style-name="Standard">
      <style:paragraph-properties fo:text-align="end" style:justify-single-word="false"/>
      <style:text-properties fo:font-weight="normal" officeooo:rsid="0009e681" officeooo:paragraph-rsid="0009e681" style:font-weight-asian="normal" style:font-weight-complex="normal"/>
    </style:style>
    <style:style style:name="P10" style:family="paragraph" style:parent-style-name="Standard">
      <style:paragraph-properties fo:text-align="center" style:justify-single-word="false"/>
      <style:text-properties style:font-name="Times Newer Roman" fo:font-weight="bold" officeooo:rsid="0007497c" officeooo:paragraph-rsid="0007497c" style:font-weight-asian="bold" style:font-weight-complex="bold"/>
    </style:style>
    <style:style style:name="P11" style:family="paragraph" style:parent-style-name="Standard" style:list-style-name="L1">
      <style:paragraph-properties fo:margin-top="0.101cm" fo:margin-bottom="0.101cm" loext:contextual-spacing="false" fo:line-height="150%" fo:text-align="justify" style:justify-single-word="false"/>
      <style:text-properties style:font-name="Times Newer Roman" fo:font-weight="normal" officeooo:rsid="0007497c" officeooo:paragraph-rsid="000e189a" style:font-weight-asian="normal" style:font-weight-complex="normal"/>
    </style:style>
    <style:style style:name="P12" style:family="paragraph" style:parent-style-name="Standard" style:list-style-name="L1">
      <style:paragraph-properties fo:margin-top="0.101cm" fo:margin-bottom="0.101cm" loext:contextual-spacing="false" fo:line-height="150%" fo:text-align="justify" style:justify-single-word="false"/>
      <style:text-properties style:font-name="Times Newer Roman" fo:font-weight="normal" officeooo:rsid="0007497c" officeooo:paragraph-rsid="000ebc10" style:font-weight-asian="normal" style:font-weight-complex="normal"/>
    </style:style>
    <style:style style:name="P13" style:family="paragraph" style:parent-style-name="Standard">
      <style:paragraph-properties fo:margin-top="0.101cm" fo:margin-bottom="0.101cm" loext:contextual-spacing="false" fo:line-height="150%" fo:text-align="justify" style:justify-single-word="false"/>
      <style:text-properties style:font-name="Times Newer Roman" fo:font-weight="normal" officeooo:rsid="0007497c" officeooo:paragraph-rsid="0007497c" style:font-weight-asian="normal" style:font-weight-complex="normal"/>
    </style:style>
    <style:style style:name="P14" style:family="paragraph" style:parent-style-name="Standard">
      <style:paragraph-properties fo:margin-top="0.101cm" fo:margin-bottom="0.101cm" loext:contextual-spacing="false" fo:line-height="150%" fo:text-align="justify" style:justify-single-word="false"/>
      <style:text-properties style:font-name="Times Newer Roman" fo:font-weight="normal" officeooo:rsid="0007497c" officeooo:paragraph-rsid="000e189a" style:font-weight-asian="normal" style:font-weight-complex="normal"/>
    </style:style>
    <style:style style:name="P15" style:family="paragraph" style:parent-style-name="Standard" style:list-style-name="L1">
      <style:paragraph-properties fo:margin-top="0.101cm" fo:margin-bottom="0.101cm" loext:contextual-spacing="false" fo:line-height="150%" fo:text-align="justify" style:justify-single-word="false"/>
      <style:text-properties style:font-name="Times Newer Roman" fo:font-weight="normal" officeooo:rsid="000fd163" officeooo:paragraph-rsid="000fd163" style:font-weight-asian="normal" style:font-weight-complex="normal"/>
    </style:style>
    <style:style style:name="P16" style:family="paragraph" style:parent-style-name="Standard" style:master-page-name="">
      <loext:graphic-properties draw:fill="none"/>
      <style:paragraph-properties fo:margin-left="0cm" fo:margin-right="0cm" fo:margin-top="0.101cm" fo:margin-bottom="0.101cm" loext:contextual-spacing="false" fo:line-height="150%" fo:text-align="justify" style:justify-single-word="false" fo:text-indent="0cm" style:auto-text-indent="false" style:page-number="auto" fo:background-color="transparent"/>
      <style:text-properties fo:font-weight="normal" officeooo:rsid="0009e681" officeooo:paragraph-rsid="000ebc10" style:font-weight-asian="normal" style:font-weight-complex="normal"/>
    </style:style>
    <style:style style:name="P17" style:family="paragraph" style:parent-style-name="Standard" style:master-page-name="">
      <loext:graphic-properties draw:fill="none"/>
      <style:paragraph-properties fo:margin-left="0.801cm" fo:margin-right="0cm" fo:margin-top="0.101cm" fo:margin-bottom="0.101cm" loext:contextual-spacing="false" fo:line-height="150%" fo:text-align="justify" style:justify-single-word="false" fo:text-indent="0.499cm" style:auto-text-indent="false" style:page-number="auto" fo:background-color="transparent">
        <style:tab-stops/>
      </style:paragraph-properties>
      <style:text-properties style:font-name="Times Newer Roman" fo:font-weight="normal" officeooo:rsid="000ebc10" officeooo:paragraph-rsid="000ebc10" style:font-weight-asian="normal" style:font-weight-complex="normal"/>
    </style:style>
    <style:style style:name="T1" style:family="text">
      <style:text-properties officeooo:rsid="0008d2ea"/>
    </style:style>
    <style:style style:name="T2" style:family="text">
      <style:text-properties officeooo:rsid="000a0040"/>
    </style:style>
    <style:style style:name="T3" style:family="text">
      <style:text-properties officeooo:rsid="000dd560"/>
    </style:style>
    <style:style style:name="T4" style:family="text">
      <style:text-properties fo:language="it" fo:country="IT"/>
    </style:style>
    <style:style style:name="T5" style:family="text">
      <style:text-properties fo:language="sv" fo:country="SE"/>
    </style:style>
    <style:style style:name="T6" style:family="text">
      <style:text-properties fo:language="sv" fo:country="SE" officeooo:rsid="000e189a"/>
    </style:style>
    <style:style style:name="T7" style:family="text">
      <style:text-properties fo:language="sv" fo:country="SE" officeooo:rsid="000ebc10"/>
    </style:style>
    <style:style style:name="T8" style:family="text">
      <style:text-properties fo:language="en" fo:country="US"/>
    </style:style>
    <style:style style:name="T9" style:family="text">
      <style:text-properties fo:language="id" fo:country="ID"/>
    </style:style>
    <style:style style:name="T10" style:family="text">
      <style:text-properties fo:language="id" fo:country="ID" officeooo:rsid="000e189a"/>
    </style:style>
    <style:style style:name="T11" style:family="text">
      <style:text-properties style:font-name="Times Newer Roman1" fo:language="sv" fo:country="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ATA PENGANTAR</text:p>
      <text:p text:style-name="P2"/>
      <text:p text:style-name="P2"/>
      <text:p text:style-name="P13">Puji dan Syukur <text:span text:style-name="T1">penulis panjatkan ke hadirat Allah Swt yang telah melimpahkan Rahmat dan Hidayah-NYA sehingga penulis dapat menyelesaikan Laporan PKN ini, salawat serta salam semoga tercurah limpahkan atas Nabi Muhammad SAW sampai akhir zaman sebagi pembimbing umat Islam di seluruh dunia.</text:span></text:p>
      <text:p text:style-name="P13"><text:tab/><text:span text:style-name="T2">Penulisan Laporan PKN ini merupakan tugas dan kewajiaban penulis sebagai mahasiswa dalam menempuh Program Sarjana S1 pada Fakultas Ilmu Komputer Universitas Banten Jaya.</text:span></text:p>
      <text:p text:style-name="P14"><text:tab/>Tidak lupa penulis ucapkan banyak terima kasih kepada semua pihak yang telah membantu dan memberikan semangat sehingga terselesaikannya <text:span text:style-name="T3">Laporan PKN </text:span>ini. </text:p>
      <text:p text:style-name="P14"><text:span text:style-name="T4">Terima kasih setulusnya penulis ucapkan kepada :</text:span></text:p>
      <text:list xml:id="list177099367" text:style-name="L1">
        <text:list-item>
          <text:p text:style-name="P11"><text:span text:style-name="T5">Rektor Universitas Banten Jaya Bapak Dr. Sudaryono,SP.,S.Pd.,M.Pd</text:span></text:p>
        </text:list-item>
        <text:list-item>
          <text:p text:style-name="P11"><text:span text:style-name="T8">PLT </text:span><text:span text:style-name="T5">Dekan Fakultas Ilmu Komputer Bapak</text:span><text:span text:style-name="T9"> </text:span><text:span text:style-name="T5">S</text:span><text:span text:style-name="T8">utanto, M.Kom</text:span><text:span text:style-name="T5">.</text:span></text:p>
        </text:list-item>
        <text:list-item>
          <text:p text:style-name="P11"><text:span text:style-name="T5">Kaprodi Teknik Informatika </text:span><text:span text:style-name="T6">S1 Bapak</text:span></text:p>
        </text:list-item>
        <text:list-item>
          <text:p text:style-name="P12"><text:span text:style-name="T6">Dosen Pembimbing </text:span><text:span text:style-name="T7">P</text:span><text:span text:style-name="T6">raktek Kerja Nyata</text:span></text:p>
        </text:list-item>
        <text:list-item>
          <text:p text:style-name="P15"><text:span text:style-name="T6">S</text:span><text:span text:style-name="T5">eluruh Dinas Kearsipan Daerah</text:span></text:p>
        </text:list-item>
        <text:list-item>
          <text:p text:style-name="P12"><text:span text:style-name="T6">Bapak dan Ibu Dosen Universitas Banten Jaya yang telah memberikan ilmu pengetahuan yang dapat membantu penulis dalam menyelesaikan Laporan ini. <text:s/></text:span></text:p>
        </text:list-item>
        <text:list-item>
          <text:p text:style-name="P12"><text:soft-page-break/><text:span text:style-name="T6">Seluruh Staff Universitas Banten Jaya yang telah membantu dan memberikan pelayanan yang baik serta semangat hingga Laporan ini selesai.</text:span></text:p>
        </text:list-item>
        <text:list-item>
          <text:p text:style-name="P12"><text:span text:style-name="T6">Orang tua tercinta yang selalu memberikan doa, semangat dan dukungan hingga Laporan ini terselesaikan. </text:span></text:p>
        </text:list-item>
        <text:list-item>
          <text:p text:style-name="P12"><text:span text:style-name="T6">Rekan–rekan</text:span><text:span text:style-name="T10"> mahasiswa </text:span><text:span text:style-name="T6">Teknik Informatika </text:span><text:span text:style-name="T7">Sarjana (S1)</text:span><text:span text:style-name="T6"> </text:span><text:span text:style-name="T10">Universitas Banten Jaya </text:span><text:span text:style-name="T6">yang telah membantu dan</text:span><text:span text:style-name="T10"> </text:span><text:span text:style-name="T6">membagi pengetahuannya dalam proses menyusun Laporan ini.</text:span><text:span text:style-name="T7"> </text:span></text:p>
        </text:list-item>
      </text:list>
      <text:p text:style-name="P17"><text:span text:style-name="T7">A</text:span><text:span text:style-name="T5">kirnya Laporan PKN yang berjudul ” </text:span><text:span text:style-name="T11">Analisis Sistem Informasi Kearsipan Dinamis Pada Dinas Perpustakaan dan Kearsipan Daerah Provinsi Banten” ini dapat bermanfaat khususnya bagi penulis sendiri dan umumnya bagi semua pembaca terutama mahasiswa Universitas Banten Jaya Serang. </text:span></text:p>
      <text:p text:style-name="P16"/>
      <text:p text:style-name="P3">Serang, <text:s/>April 2019</text:p>
      <text:p text:style-name="P3"/>
      <table:table table:name="Table1" table:style-name="Table1">
        <table:table-column table:style-name="Table1.A"/>
        <table:table-row>
          <table:table-cell table:style-name="Table1.A1" office:value-type="string">
            <text:p text:style-name="P4">Penulis</text:p>
          </table:table-cell>
        </table:table-row>
        <table:table-row table:style-name="Table1.2">
          <table:table-cell table:style-name="Table1.A1" office:value-type="string">
            <text:p text:style-name="P4"/>
          </table:table-cell>
        </table:table-row>
        <table:table-row>
          <table:table-cell table:style-name="Table1.A1" office:value-type="string">
            <text:p text:style-name="P5">MIFTAHUSURUR</text:p>
          </table:table-cell>
        </table:table-row>
        <table:table-row>
          <table:table-cell table:style-name="Table1.A1" office:value-type="string">
            <text:p text:style-name="P7">NPM : 1101161093</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er Roman" svg:font-family="'Times Newer Roman'" style:font-pitch="variable"/>
    <style:font-face style:name="Times Newer Roman1" svg:font-family="'Times Newer Roman'"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bd795" officeooo:paragraph-rsid="000bd795"/>
    </style:style>
    <style:style style:name="MP2" style:family="paragraph" style:parent-style-name="Footer">
      <style:paragraph-properties fo:text-align="center" style:justify-single-word="false"/>
      <style:text-properties officeooo:rsid="0007f5de" officeooo:paragraph-rsid="0007f5d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iv</text:p>
      </style:footer>
      <style:footer-first>
        <text:p text:style-name="MP2">iii</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4:45:00.455252592</meta:creation-date>
    <meta:generator>LibreOffice/6.0.7.3$Linux_x86 LibreOffice_project/00m0$Build-3</meta:generator>
    <dc:date>2019-05-16T00:14:19.490271673</dc:date>
    <meta:editing-duration>PT1H31M31S</meta:editing-duration>
    <meta:editing-cycles>10</meta:editing-cycles>
    <meta:document-statistic meta:table-count="1" meta:image-count="0" meta:object-count="0" meta:page-count="2" meta:paragraph-count="21" meta:word-count="254" meta:character-count="1791" meta:non-whitespace-character-count="1559"/>
  </office:meta>
</office:document-meta>
</file>